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4" style:parent-style-name="Heading1" style:family="paragraph">
      <style:text-properties fo:font-size="22pt" style:font-size-asian="22pt" style:font-size-complex="22pt"/>
    </style:style>
    <style:style style:name="P5" style:parent-style-name="Heading2" style:family="paragraph">
      <style:text-properties fo:font-size="20pt" style:font-size-asian="20pt" style:font-size-complex="20pt"/>
    </style:style>
    <style:style style:name="P6" style:parent-style-name="Heading3" style:family="paragraph">
      <style:text-properties fo:font-size="16pt" style:font-size-asian="16pt" style:font-size-complex="16pt"/>
    </style:style>
    <style:style style:name="P7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8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9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10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11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12" style:parent-style-name="Normal" style:family="paragraph">
      <style:text-properties style:font-name="Times New Roman" style:font-name-complex="Times New Roman"/>
    </style:style>
    <style:style style:name="P13" style:parent-style-name="Heading3" style:family="paragraph">
      <style:text-properties fo:font-size="16pt" style:font-size-asian="16pt" style:font-size-complex="16pt"/>
    </style:style>
    <style:style style:name="P14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15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16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17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18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19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20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21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22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23" style:parent-style-name="Normal" style:family="paragraph">
      <style:text-properties style:font-name="Times New Roman" style:font-name-complex="Times New Roman"/>
    </style:style>
    <style:style style:name="P24" style:parent-style-name="Heading3" style:family="paragraph">
      <style:text-properties fo:font-size="16pt" style:font-size-asian="16pt" style:font-size-complex="16pt"/>
    </style:style>
    <style:style style:name="P25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26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27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28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29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30" style:parent-style-name="Heading3" style:family="paragraph">
      <style:text-properties fo:font-size="16pt" style:font-size-asian="16pt" style:font-size-complex="16pt"/>
    </style:style>
    <style:style style:name="P31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32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33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34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35" style:parent-style-name="Heading1" style:family="paragraph">
      <style:text-properties fo:font-size="22pt" style:font-size-asian="22pt" style:font-size-complex="22pt"/>
    </style:style>
  </office:automatic-styles>
  <office:body>
    <office:text text:use-soft-page-breaks="true">
      <text:h text:style-name="P1" text:outline-level="1"/>
      <text:p text:style-name="Normal"/>
      <text:h text:style-name="P4" text:outline-level="1">Use-Case Model</text:h>
      <text:p text:style-name="Normal"/>
      <text:h text:style-name="P5" text:outline-level="2">Functional Requirements:</text:h>
      <text:list text:style-name="LFO1" text:continue-numbering="true">
        <text:list-item>
          <text:p text:style-name="P6">Interface Requirements</text:p>
        </text:list-item>
      </text:list>
      <text:list text:style-name="LFO2" text:continue-numbering="true">
        <text:list-item>
          <text:p text:style-name="P7">The User must have a Windows or Linux operating system.</text:p>
        </text:list-item>
        <text:list-item>
          <text:p text:style-name="P8">The application displays two text fields; username and<text:s/>password.</text:p>
        </text:list-item>
        <text:list-item>
          <text:p text:style-name="P9">The application will show the events which the user needs to select to process the election.</text:p>
        </text:list-item>
        <text:list-item>
          <text:p text:style-name="P10">The application will display questions which needs to be answered based on the selection of events.</text:p>
        </text:list-item>
        <text:list-item>
          <text:p text:style-name="P11">The application will give options to view profile, add dependent request and status of their report. (the application will have different options based on the user/actor)</text:p>
        </text:list-item>
      </text:list>
      <text:p text:style-name="P12"/>
      <text:list text:style-name="LFO1" text:continue-numbering="true">
        <text:list-item>
          <text:p text:style-name="P13">Business Requirements:</text:p>
        </text:list-item>
      </text:list>
      <text:list text:style-name="LFO3" text:continue-numbering="true">
        <text:list-item>
          <text:p text:style-name="P14">Users should have a new password after first login</text:p>
        </text:list-item>
        <text:list-item>
          <text:p text:style-name="P15">Employee enrollment data should be stored before being sent to<text:s/>the vendor</text:p>
        </text:list-item>
        <text:list-item>
          <text:p text:style-name="P16">Employee should be enrolled in payment plan with payroll after the vendor confirmation</text:p>
        </text:list-item>
        <text:list-item>
          <text:p text:style-name="P17">The application should Store the user and enrollment confirmation data</text:p>
        </text:list-item>
        <text:list-item>
          <text:p text:style-name="P18">Admin and Employees should be able to generate specific reports</text:p>
        </text:list-item>
        <text:list-item>
          <text:p text:style-name="P19">Admin should be able to<text:s/>configure the system as and when required.</text:p>
        </text:list-item>
        <text:list-item>
          <text:p text:style-name="P20">Admin should be able to validate an employee dependent when added</text:p>
        </text:list-item>
        <text:list-item>
          <text:p text:style-name="P21">Management should be able to add or delete vendors available to the employees</text:p>
        </text:list-item>
        <text:list-item>
          <text:p text:style-name="P22">Admin should be able to grant and revoke access to all kinds of users</text:p>
        </text:list-item>
      </text:list>
      <text:p text:style-name="P23"/>
      <text:list text:style-name="LFO1" text:continue-numbering="true">
        <text:list-item>
          <text:p text:style-name="P24">Security Requirements:</text:p>
        </text:list-item>
      </text:list>
      <text:list text:style-name="LFO4" text:continue-numbering="true">
        <text:list-item>
          <text:p text:style-name="P25">Manager/Admin have access to add or delete employees from the system.</text:p>
        </text:list-item>
        <text:list-item>
          <text:p text:style-name="P26">Manager have limited access to user profile.</text:p>
        </text:list-item>
        <text:list-item>
          <text:p text:style-name="P27">Admin can add or delete requests.</text:p>
        </text:list-item>
        <text:list-item>
          <text:p text:style-name="P28">Admin can add or remove admin and vendors from the system.</text:p>
        </text:list-item>
        <text:list-item>
          <text:p text:style-name="P29">Admin can grant or deny authorizations for any request made by user. (Dependency)<text:s/></text:p>
        </text:list-item>
      </text:list>
      <text:list text:style-name="LFO1" text:continue-numbering="true">
        <text:list-item>
          <text:p text:style-name="P30">Regulatory Requirements:</text:p>
        </text:list-item>
      </text:list>
      <text:list text:style-name="LFO5" text:continue-numbering="true">
        <text:list-item>
          <text:p text:style-name="P31">The system will have a limit to the users controlled by the admin</text:p>
        </text:list-item>
        <text:list-item>
          <text:p text:style-name="P32">SSN should not be displayed<text:s/></text:p>
        </text:list-item>
        <text:list-item>
          <text:p text:style-name="P33">The CSV files produced should be protected in the system</text:p>
        </text:list-item>
      </text:list>
      <text:p text:style-name="P34"/>
      <text:h text:style-name="P35" text:outline-level="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text-properties fo:language="en" fo:country="IN"/>
    </style:style>
  </office:automatic-styles>
  <office:master-styles>
    <style:master-page style:name="MP0" style:page-layout-name="PL0">
      <style:header>
        <text:p text:style-name="P2">Inception Phase Artifacts – Employee benefit Management System<text:tab/>CPSC 462</text:p>
        <text:p text:style-name="P3">Team Members: Anas Elhadidy, Eizat Mushtaq, Faisal Khan, Milan Ghor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izat Mushtaq</dc:creator>
    <meta:creation-date>2018-09-27T21:49:00Z</meta:creation-date>
    <dc:date>2018-09-30T20:10:00Z</dc:date>
    <meta:template xlink:href="Normal" xlink:type="simple"/>
    <meta:editing-cycles>3</meta:editing-cycles>
    <meta:editing-duration>PT2940S</meta:editing-duration>
    <meta:document-statistic meta:page-count="2" meta:paragraph-count="3" meta:word-count="253" meta:character-count="1695" meta:row-count="12" meta:non-whitespace-character-count="1445"/>
  </office:meta>
</office:document-meta>
</file>